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top="0.0862in" fo:margin-bottom="0.0028in"/>
    </style:style>
    <style:style style:name="P2" style:family="paragraph" style:parent-style-name="Heading_20_3">
      <style:paragraph-properties fo:margin-top="0.0862in" fo:margin-bottom="0.0028in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">
      <style:paragraph-properties fo:margin-top="0in" fo:margin-bottom="0in"/>
    </style:style>
    <style:style style:name="P22" style:family="paragraph" style:parent-style-name="Text_20_body" style:list-style-name="L2">
      <style:paragraph-properties fo:margin-top="0in" fo:margin-bottom="0in"/>
    </style:style>
    <style:style style:name="P23" style:family="paragraph" style:parent-style-name="Text_20_body" style:list-style-name="L3">
      <style:paragraph-properties fo:margin-top="0in" fo:margin-bottom="0in"/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  <style:paragraph-properties fo:margin-top="0in" fo:margin-bottom="0in"/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  <style:paragraph-properties fo:margin-top="0in" fo:margin-bottom="0in"/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  <style:paragraph-properties fo:margin-top="0in" fo:margin-bottom="0in"/>
    </style:style>
    <style:style style:name="P31" style:family="paragraph" style:parent-style-name="Text_20_body" style:list-style-name="L11">
      <style:paragraph-properties fo:margin-top="0in" fo:margin-bottom="0in"/>
    </style:style>
    <style:style style:name="P32" style:family="paragraph" style:parent-style-name="Text_20_body" style:list-style-name="L12">
      <style:paragraph-properties fo:margin-top="0in" fo:margin-bottom="0in"/>
    </style:style>
    <style:style style:name="P33" style:family="paragraph" style:parent-style-name="Text_20_body" style:list-style-name="L13">
      <style:paragraph-properties fo:margin-top="0in" fo:margin-bottom="0in"/>
    </style:style>
    <style:style style:name="P34" style:family="paragraph" style:parent-style-name="Text_20_body" style:list-style-name="L14">
      <style:paragraph-properties fo:margin-top="0in" fo:margin-bottom="0in"/>
    </style:style>
    <style:style style:name="P35" style:family="paragraph" style:parent-style-name="Text_20_body" style:list-style-name="L15">
      <style:paragraph-properties fo:margin-top="0in" fo:margin-bottom="0in"/>
    </style:style>
    <style:style style:name="P36" style:family="paragraph" style:parent-style-name="Text_20_body" style:list-style-name="L16">
      <style:paragraph-properties fo:margin-top="0in" fo:margin-bottom="0in"/>
    </style:style>
    <style:style style:name="P37" style:family="paragraph" style:parent-style-name="Text_20_body" style:list-style-name="L17">
      <style:paragraph-properties fo:margin-top="0in" fo:margin-bottom="0in"/>
    </style:style>
    <style:style style:name="P38" style:family="paragraph" style:parent-style-name="Text_20_body" style:list-style-name="L18">
      <style:paragraph-properties fo:margin-top="0in" fo:margin-bottom="0in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FinSight (a </text:span><text:span text:style-name="Strong_20_Emphasis">Personal Finance &amp; Expense Tracker)</text:span></text:h>
      <text:h text:style-name="Heading_20_2" text:outline-level="2"><text:span text:style-name="Strong_20_Emphasis">User Stories for </text:span><text:span text:style-name="Strong_20_Emphasis">FinSight</text:span></text:h>
      <text:h text:style-name="Heading_20_3" text:outline-level="3"><text:span text:style-name="Strong_20_Emphasis">1. User Registration &amp; Authentication</text:span></text:h>
      <text:list xml:id="list7333119994997350378" text:style-name="L1">
        <text:list-item>
          <text:p text:style-name="P21"><text:span text:style-name="Emphasis">As a new user, I want to register an account so that I can securely access my financial data.</text:span></text:p>
        </text:list-item>
        <text:list-item>
          <text:p text:style-name="P21"><text:span text:style-name="Emphasis">As a returning user, I want to log in with my credentials so that I can view my financial dashboard.</text:span></text:p>
        </text:list-item>
        <text:list-item>
          <text:p text:style-name="P3"><text:span text:style-name="Emphasis">As a user, I want to reset my password if I forget it so that I can regain access to my account.</text:span></text:p>
        </text:list-item>
      </text:list>
      <text:p text:style-name="Horizontal_20_Line"/>
      <text:h text:style-name="Heading_20_3" text:outline-level="3"><text:span text:style-name="Strong_20_Emphasis">2. Dashboard &amp; Overview</text:span></text:h>
      <text:list xml:id="list7732931970255136010" text:style-name="L2">
        <text:list-item>
          <text:p text:style-name="P22"><text:span text:style-name="Emphasis">As a user, I want to see an overview of my expenses, income, and budget on a dashboard so that I can quickly understand my financial health.</text:span></text:p>
        </text:list-item>
        <text:list-item>
          <text:p text:style-name="P22"><text:span text:style-name="Emphasis">As a user, I want to view charts and graphs of my spending patterns so that I can analyze where my money goes.</text:span></text:p>
        </text:list-item>
        <text:list-item>
          <text:p text:style-name="P4"><text:span text:style-name="Emphasis">As a user, I want to see a comparison between my budget and actual spending to stay on track with my goals.</text:span></text:p>
        </text:list-item>
      </text:list>
      <text:p text:style-name="Horizontal_20_Line"/>
      <text:h text:style-name="Heading_20_3" text:outline-level="3"><text:span text:style-name="Strong_20_Emphasis">3. Expense &amp; Income Management</text:span></text:h>
      <text:list xml:id="list4989917522383753488" text:style-name="L3">
        <text:list-item>
          <text:p text:style-name="P23"><text:span text:style-name="Emphasis">As a user, I want to add new expenses and income entries so that I can keep track of all financial activities.</text:span></text:p>
        </text:list-item>
        <text:list-item>
          <text:p text:style-name="P23"><text:span text:style-name="Emphasis">As a user, I want to categorize my expenses (e.g., groceries, rent, entertainment) so that I can understand spending habits.</text:span></text:p>
        </text:list-item>
        <text:list-item>
          <text:p text:style-name="P23"><text:span text:style-name="Emphasis">As a user, I want to edit or delete past entries in case I make a mistake or need to update them.</text:span></text:p>
        </text:list-item>
        <text:list-item>
          <text:p text:style-name="P5"><text:span text:style-name="Emphasis">As a user, I want to attach receipts to my expense entries for future reference.</text:span></text:p>
        </text:list-item>
      </text:list>
      <text:p text:style-name="Horizontal_20_Line"/>
      <text:h text:style-name="Heading_20_3" text:outline-level="3"><text:span text:style-name="Strong_20_Emphasis">4. Budget Planning &amp; Tracking</text:span></text:h>
      <text:list xml:id="list6454959610001604206" text:style-name="L4">
        <text:list-item>
          <text:p text:style-name="P24"><text:span text:style-name="Emphasis">As a user, I want to set monthly budgets for different categories so that I can manage my spending.</text:span></text:p>
        </text:list-item>
        <text:list-item>
          <text:p text:style-name="P24"><text:span text:style-name="Emphasis">As a user, I want to receive alerts when I’m close to exceeding my budget to prevent overspending.</text:span></text:p>
        </text:list-item>
        <text:list-item>
          <text:p text:style-name="P6"><text:span text:style-name="Emphasis">As a user, I want to adjust my budget mid-month to accommodate unexpected expenses.</text:span></text:p>
        </text:list-item>
      </text:list>
      <text:p text:style-name="Horizontal_20_Line"/>
      <text:h text:style-name="Heading_20_3" text:outline-level="3"><text:soft-page-break/><text:span text:style-name="Strong_20_Emphasis">5. Data Import/Export &amp; Integration</text:span></text:h>
      <text:list xml:id="list3653634008480784531" text:style-name="L5">
        <text:list-item>
          <text:p text:style-name="P25"><text:span text:style-name="Emphasis">As a user, I want to import transactions from my bank statement or CSV file to save time.</text:span></text:p>
        </text:list-item>
        <text:list-item>
          <text:p text:style-name="P25"><text:span text:style-name="Emphasis">As a user, I want to export my financial data to CSV or PDF so that I can share or store it.</text:span></text:p>
        </text:list-item>
        <text:list-item>
          <text:p text:style-name="P7"><text:span text:style-name="Emphasis">As a user, I want to integrate with external services (e.g., banks, payment apps) for automated transaction syncing.</text:span></text:p>
        </text:list-item>
      </text:list>
      <text:p text:style-name="Horizontal_20_Line"/>
      <text:h text:style-name="Heading_20_3" text:outline-level="3"><text:span text:style-name="Strong_20_Emphasis">6. Advanced Analytics &amp; Reports</text:span></text:h>
      <text:list xml:id="list4788330730173512119" text:style-name="L6">
        <text:list-item>
          <text:p text:style-name="P26"><text:span text:style-name="Emphasis">As a user, I want to generate detailed reports for custom date ranges to review my financial performance over time.</text:span></text:p>
        </text:list-item>
        <text:list-item>
          <text:p text:style-name="P26"><text:span text:style-name="Emphasis">As a user, I want predictive analytics to forecast future spending trends.</text:span></text:p>
        </text:list-item>
        <text:list-item>
          <text:p text:style-name="P8"><text:span text:style-name="Emphasis">As a user, I want insights and suggestions for saving money based on my spending patterns.</text:span></text:p>
        </text:list-item>
      </text:list>
      <text:p text:style-name="Horizontal_20_Line"/>
      <text:h text:style-name="Heading_20_3" text:outline-level="3"><text:span text:style-name="Strong_20_Emphasis">7. Notifications &amp; Reminders</text:span></text:h>
      <text:list xml:id="list4456452135048560128" text:style-name="L7">
        <text:list-item>
          <text:p text:style-name="P27"><text:span text:style-name="Emphasis">As a user, I want to receive reminders for upcoming bills and financial goals so that I don’t miss important dates.</text:span></text:p>
        </text:list-item>
        <text:list-item>
          <text:p text:style-name="P9"><text:span text:style-name="Emphasis">As a user, I want to customize notification settings for different types of alerts (e.g., budget limits, bill due dates).</text:span></text:p>
        </text:list-item>
      </text:list>
      <text:p text:style-name="Horizontal_20_Line"/>
      <text:h text:style-name="Heading_20_3" text:outline-level="3"><text:span text:style-name="Strong_20_Emphasis">8. Security &amp; Privacy</text:span></text:h>
      <text:list xml:id="list7720210814055395362" text:style-name="L8">
        <text:list-item>
          <text:p text:style-name="P28"><text:span text:style-name="Emphasis">As a user, I want my data to be encrypted to ensure privacy and security.</text:span></text:p>
        </text:list-item>
        <text:list-item>
          <text:p text:style-name="P10"><text:span text:style-name="Emphasis">As a user, I want to enable two-factor authentication (2FA) for added security.</text:span></text:p>
        </text:list-item>
      </text:list>
      <text:p text:style-name="Horizontal_20_Line"/>
      <text:h text:style-name="Heading_20_3" text:outline-level="3"><text:span text:style-name="Strong_20_Emphasis">9. Admin &amp; Enterprise Features (Optional for Business Use)</text:span></text:h>
      <text:list xml:id="list7518479036250769083" text:style-name="L9">
        <text:list-item>
          <text:p text:style-name="P29"><text:span text:style-name="Emphasis">As an admin, I want to manage user accounts to handle account issues and user support.</text:span></text:p>
        </text:list-item>
        <text:list-item>
          <text:p text:style-name="P29"><text:span text:style-name="Emphasis">As a financial advisor, I want to view clients’ shared financial data to provide better recommendations.</text:span></text:p>
        </text:list-item>
        <text:list-item>
          <text:p text:style-name="P11"><text:span text:style-name="Emphasis">As a business, I want to offer premium features for advanced analytics and personalized insights.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FinSight: Epics &amp; Tasks for Sprint Planning</text:span> </text:p>
      <text:h text:style-name="P1" text:outline-level="2"><text:span text:style-name="Strong_20_Emphasis">Epic 1: User Registration &amp; Authentication</text:span></text:h>
      <text:h text:style-name="P2" text:outline-level="3"><text:span text:style-name="Emphasis">Goal:</text:span> Enable secure access with account management features.</text:h>
      <text:p text:style-name="Text_20_body">✅ <text:span text:style-name="Strong_20_Emphasis">Tasks:</text:span></text:p>
      <text:list xml:id="list6926715623062922876" text:style-name="L10">
        <text:list-item>
          <text:p text:style-name="P30"><text:span text:style-name="Strong_20_Emphasis">T1:</text:span> Set up user authentication system (login, registration, logout) with Python (Flask/Django).</text:p>
        </text:list-item>
        <text:list-item>
          <text:p text:style-name="P30"><text:span text:style-name="Strong_20_Emphasis">T2:</text:span> Design frontend forms in React with validation (jQuery for quick form handling).</text:p>
        </text:list-item>
        <text:list-item>
          <text:p text:style-name="P30"><text:span text:style-name="Strong_20_Emphasis">T3:</text:span> Implement secure password hashing (e.g., bcrypt in Python).</text:p>
        </text:list-item>
        <text:list-item>
          <text:p text:style-name="P30"><text:span text:style-name="Strong_20_Emphasis">T4:</text:span> Set up password reset functionality with email integration.</text:p>
        </text:list-item>
        <text:list-item>
          <text:p text:style-name="P30"><text:span text:style-name="Strong_20_Emphasis">T5:</text:span> Integrate user authentication with SQL database for credential storage.</text:p>
        </text:list-item>
        <text:list-item>
          <text:p text:style-name="P12"><text:span text:style-name="Strong_20_Emphasis">T6:</text:span> Add session management and token-based authentication (JWT).</text:p>
        </text:list-item>
      </text:list>
      <text:p text:style-name="Horizontal_20_Line"/>
      <text:h text:style-name="P1" text:outline-level="2"><text:span text:style-name="Strong_20_Emphasis">Epic 2: Dashboard &amp; Overview</text:span></text:h>
      <text:h text:style-name="P2" text:outline-level="3"><text:span text:style-name="Emphasis">Goal:</text:span> Provide users with a financial overview using interactive visualizations.</text:h>
      <text:p text:style-name="Text_20_body">✅ <text:span text:style-name="Strong_20_Emphasis">Tasks:</text:span></text:p>
      <text:list xml:id="list8311843815884552474" text:style-name="L11">
        <text:list-item>
          <text:p text:style-name="P31"><text:span text:style-name="Strong_20_Emphasis">T1:</text:span> Design the dashboard layout using React.</text:p>
        </text:list-item>
        <text:list-item>
          <text:p text:style-name="P31"><text:span text:style-name="Strong_20_Emphasis">T2:</text:span> Implement expense and income summaries with real-time data using AJAX.</text:p>
        </text:list-item>
        <text:list-item>
          <text:p text:style-name="P31"><text:span text:style-name="Strong_20_Emphasis">T3:</text:span> Create dynamic charts (e.g., pie charts for categories, line graphs for trends) using libraries like Chart.js or Recharts.</text:p>
        </text:list-item>
        <text:list-item>
          <text:p text:style-name="P31"><text:span text:style-name="Strong_20_Emphasis">T4:</text:span> Fetch and display user-specific data from the backend with secure API calls.</text:p>
        </text:list-item>
        <text:list-item>
          <text:p text:style-name="P13"><text:span text:style-name="Strong_20_Emphasis">T5:</text:span> Add loading states and animations for a smooth user experience.</text:p>
        </text:list-item>
      </text:list>
      <text:p text:style-name="Horizontal_20_Line"/>
      <text:h text:style-name="P1" text:outline-level="2"><text:span text:style-name="Strong_20_Emphasis">Epic 3: Expense &amp; Income Management</text:span></text:h>
      <text:h text:style-name="P2" text:outline-level="3"><text:span text:style-name="Emphasis">Goal:</text:span> Allow users to track, categorize, and manage financial entries.</text:h>
      <text:p text:style-name="Text_20_body">✅ <text:span text:style-name="Strong_20_Emphasis">Tasks:</text:span></text:p>
      <text:list xml:id="list4320336118995613744" text:style-name="L12">
        <text:list-item>
          <text:p text:style-name="P32"><text:span text:style-name="Strong_20_Emphasis">T1:</text:span> Create forms for adding expenses and income with category selection.</text:p>
        </text:list-item>
        <text:list-item>
          <text:p text:style-name="P32"><text:span text:style-name="Strong_20_Emphasis">T2:</text:span> Implement AJAX calls for adding, editing, and deleting entries without page reloads.</text:p>
        </text:list-item>
        <text:list-item>
          <text:p text:style-name="P32"><text:span text:style-name="Strong_20_Emphasis">T3:</text:span> Store financial entries in an SQL database with proper relational models.</text:p>
        </text:list-item>
        <text:list-item>
          <text:p text:style-name="P32"><text:span text:style-name="Strong_20_Emphasis">T4:</text:span> Add receipt upload feature using Python for file handling and cloud storage integration.</text:p>
        </text:list-item>
        <text:list-item>
          <text:p text:style-name="P14"><text:span text:style-name="Strong_20_Emphasis">T5:</text:span> Provide filtering options (date, category, amount) with jQuery-enhanced search.</text:p>
        </text:list-item>
      </text:list>
      <text:p text:style-name="Horizontal_20_Line"/>
      <text:h text:style-name="P1" text:outline-level="2"><text:span text:style-name="Strong_20_Emphasis">Epic 4: Budget Planning &amp; Tracking</text:span></text:h>
      <text:h text:style-name="P2" text:outline-level="3"><text:span text:style-name="Emphasis">Goal:</text:span> Help users set and monitor budget goals.</text:h>
      <text:p text:style-name="Text_20_body">✅ <text:span text:style-name="Strong_20_Emphasis">Tasks:</text:span></text:p>
      <text:list xml:id="list2041075151851646623" text:style-name="L13">
        <text:list-item>
          <text:p text:style-name="P33"><text:span text:style-name="Strong_20_Emphasis">T1:</text:span> Develop a budget creation form with predefined and custom categories.</text:p>
        </text:list-item>
        <text:list-item>
          <text:p text:style-name="P33"><text:span text:style-name="Strong_20_Emphasis">T2:</text:span> Integrate budget data storage and retrieval with SQL.</text:p>
        </text:list-item>
        <text:list-item>
          <text:p text:style-name="P33"><text:span text:style-name="Strong_20_Emphasis">T3:</text:span> Display budget usage with progress bars and visual indicators.</text:p>
        </text:list-item>
        <text:list-item>
          <text:p text:style-name="P33"><text:soft-page-break/><text:span text:style-name="Strong_20_Emphasis">T4:</text:span> Set up alerts for overspending using backend logic and frontend notifications.</text:p>
        </text:list-item>
        <text:list-item>
          <text:p text:style-name="P15"><text:span text:style-name="Strong_20_Emphasis">T5:</text:span> Enable real-time budget adjustments and data syncing.</text:p>
        </text:list-item>
      </text:list>
      <text:p text:style-name="Horizontal_20_Line"/>
      <text:h text:style-name="P1" text:outline-level="2"><text:span text:style-name="Strong_20_Emphasis">Epic 5: Data Import/Export &amp; Integration</text:span></text:h>
      <text:h text:style-name="P2" text:outline-level="3"><text:span text:style-name="Emphasis">Goal:</text:span> Enable users to import bank statements and export financial data.</text:h>
      <text:p text:style-name="Text_20_body">✅ <text:span text:style-name="Strong_20_Emphasis">Tasks:</text:span></text:p>
      <text:list xml:id="list7174606030571799962" text:style-name="L14">
        <text:list-item>
          <text:p text:style-name="P34"><text:span text:style-name="Strong_20_Emphasis">T1:</text:span> Create CSV upload functionality with parsing logic in Python.</text:p>
        </text:list-item>
        <text:list-item>
          <text:p text:style-name="P34"><text:span text:style-name="Strong_20_Emphasis">T2:</text:span> Develop a mapping interface for users to align bank statement columns with app fields.</text:p>
        </text:list-item>
        <text:list-item>
          <text:p text:style-name="P34"><text:span text:style-name="Strong_20_Emphasis">T3:</text:span> Allow users to export data to CSV or PDF formats.</text:p>
        </text:list-item>
        <text:list-item>
          <text:p text:style-name="P34"><text:span text:style-name="Strong_20_Emphasis">T4:</text:span> Integrate external financial APIs for automatic transaction fetching (optional advanced feature).</text:p>
        </text:list-item>
        <text:list-item>
          <text:p text:style-name="P16"><text:span text:style-name="Strong_20_Emphasis">T5:</text:span> Add progress indicators for long import/export operations.</text:p>
        </text:list-item>
      </text:list>
      <text:p text:style-name="Horizontal_20_Line"/>
      <text:h text:style-name="P1" text:outline-level="2"><text:span text:style-name="Strong_20_Emphasis">Epic 6: Advanced Analytics &amp; Reports</text:span></text:h>
      <text:h text:style-name="P2" text:outline-level="3"><text:span text:style-name="Emphasis">Goal:</text:span> Provide insights through comprehensive analytics and forecasts.</text:h>
      <text:p text:style-name="Text_20_body">✅ <text:span text:style-name="Strong_20_Emphasis">Tasks:</text:span></text:p>
      <text:list xml:id="list6686671136037765683" text:style-name="L15">
        <text:list-item>
          <text:p text:style-name="P35"><text:span text:style-name="Strong_20_Emphasis">T1:</text:span> Build customizable reports with date range selectors.</text:p>
        </text:list-item>
        <text:list-item>
          <text:p text:style-name="P35"><text:span text:style-name="Strong_20_Emphasis">T2:</text:span> Use machine learning models (optional) in Python to predict spending trends.</text:p>
        </text:list-item>
        <text:list-item>
          <text:p text:style-name="P35"><text:span text:style-name="Strong_20_Emphasis">T3:</text:span> Develop a recommendations engine for savings opportunities.</text:p>
        </text:list-item>
        <text:list-item>
          <text:p text:style-name="P35"><text:span text:style-name="Strong_20_Emphasis">T4:</text:span> Display analytics in the dashboard using responsive charts and tables.</text:p>
        </text:list-item>
        <text:list-item>
          <text:p text:style-name="P17"><text:span text:style-name="Strong_20_Emphasis">T5:</text:span> Allow users to download or email reports directly from the app.</text:p>
        </text:list-item>
      </text:list>
      <text:p text:style-name="Horizontal_20_Line"/>
      <text:h text:style-name="P1" text:outline-level="2"><text:span text:style-name="Strong_20_Emphasis">Epic 7: Notifications &amp; Reminders</text:span></text:h>
      <text:h text:style-name="P2" text:outline-level="3"><text:span text:style-name="Emphasis">Goal:</text:span> Keep users informed with timely alerts.</text:h>
      <text:p text:style-name="Text_20_body">✅ <text:span text:style-name="Strong_20_Emphasis">Tasks:</text:span></text:p>
      <text:list xml:id="list3597060599256470991" text:style-name="L16">
        <text:list-item>
          <text:p text:style-name="P36"><text:span text:style-name="Strong_20_Emphasis">T1:</text:span> Set up scheduled backend jobs for bill and budget reminders.</text:p>
        </text:list-item>
        <text:list-item>
          <text:p text:style-name="P36"><text:span text:style-name="Strong_20_Emphasis">T2:</text:span> Create a notification center within the dashboard.</text:p>
        </text:list-item>
        <text:list-item>
          <text:p text:style-name="P36"><text:span text:style-name="Strong_20_Emphasis">T3:</text:span> Enable email and in-app notifications with customizable settings.</text:p>
        </text:list-item>
        <text:list-item>
          <text:p text:style-name="P18"><text:span text:style-name="Strong_20_Emphasis">T4:</text:span> Develop push notifications (optional advanced feature).</text:p>
        </text:list-item>
      </text:list>
      <text:p text:style-name="Horizontal_20_Line"/>
      <text:h text:style-name="P1" text:outline-level="2"><text:span text:style-name="Strong_20_Emphasis">Epic 8: Security &amp; Privacy</text:span></text:h>
      <text:h text:style-name="P2" text:outline-level="3"><text:span text:style-name="Emphasis">Goal:</text:span> Ensure data safety and user privacy.</text:h>
      <text:p text:style-name="Text_20_body">✅ <text:span text:style-name="Strong_20_Emphasis">Tasks:</text:span></text:p>
      <text:list xml:id="list4616775946785038834" text:style-name="L17">
        <text:list-item>
          <text:p text:style-name="P37"><text:span text:style-name="Strong_20_Emphasis">T1:</text:span> Implement encryption for sensitive data (passwords, transactions).</text:p>
        </text:list-item>
        <text:list-item>
          <text:p text:style-name="P37"><text:span text:style-name="Strong_20_Emphasis">T2:</text:span> Set up two-factor authentication (2FA) using Python libraries.</text:p>
        </text:list-item>
        <text:list-item>
          <text:p text:style-name="P37"><text:soft-page-break/><text:span text:style-name="Strong_20_Emphasis">T3:</text:span> Conduct security audits and penetration testing.</text:p>
        </text:list-item>
        <text:list-item>
          <text:p text:style-name="P19"><text:span text:style-name="Strong_20_Emphasis">T4:</text:span> Add privacy settings allowing users to manage data-sharing preferences.</text:p>
        </text:list-item>
      </text:list>
      <text:p text:style-name="Horizontal_20_Line"/>
      <text:h text:style-name="P1" text:outline-level="2"><text:span text:style-name="Strong_20_Emphasis">Epic 9: Admin &amp; Enterprise Features</text:span> <text:span text:style-name="Emphasis">(Optional for later stages)</text:span></text:h>
      <text:h text:style-name="P2" text:outline-level="3"><text:span text:style-name="Emphasis">Goal:</text:span> Provide admin tools and scalable enterprise solutions.</text:h>
      <text:p text:style-name="Text_20_body">✅ <text:span text:style-name="Strong_20_Emphasis">Tasks:</text:span></text:p>
      <text:list xml:id="list1526572376460166093" text:style-name="L18">
        <text:list-item>
          <text:p text:style-name="P38"><text:span text:style-name="Strong_20_Emphasis">T1:</text:span> Develop an admin dashboard for user management and system monitoring.</text:p>
        </text:list-item>
        <text:list-item>
          <text:p text:style-name="P38"><text:span text:style-name="Strong_20_Emphasis">T2:</text:span> Create role-based access control for different user levels.</text:p>
        </text:list-item>
        <text:list-item>
          <text:p text:style-name="P38"><text:span text:style-name="Strong_20_Emphasis">T3:</text:span> Add premium feature management (e.g., subscription handling).</text:p>
        </text:list-item>
        <text:list-item>
          <text:p text:style-name="P20"><text:span text:style-name="Strong_20_Emphasis">T4:</text:span> Enable financial advisors to access shared client data securely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8T16:38:46.73</meta:creation-date>
    <dc:date>2025-02-18T16:49:52.57</dc:date>
    <meta:editing-duration>PT11M4S</meta:editing-duration>
    <meta:editing-cycles>5</meta:editing-cycles>
    <meta:generator>OpenOffice/4.1.13$Win32 OpenOffice.org_project/4113m1$Build-9810</meta:generator>
    <meta:document-statistic meta:table-count="0" meta:image-count="0" meta:object-count="0" meta:page-count="5" meta:paragraph-count="108" meta:word-count="1214" meta:character-count="7087"/>
  </office:meta>
</office:document-meta>
</file>